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fo:line-height="179%"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3" style:family="paragraph" style:parent-style-name="Standard">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T1" style:family="text">
      <style:text-properties style:font-name="Arial" fo:font-size="12pt"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thodischer Rahmen (MCI)</text:p>
      <text:p text:style-name="P3"/>
      <text:p text:style-name="P4">Da die Benutzer unseres Systems einen hohen Stellenwert im Endprodukt haben müssen auch ihre Anforderungen herausgearbeitet werden, damit ein auch für sie zufriedenstellendes System entwickelt werden kann. Um dies möglichst umfassend zu tun wird einMethodischer Rahmen au dem Forschungsbereich der Mensch-Computer Interaktion zur Hilfe gezogen.</text:p>
      <text:p text:style-name="P4">Um den richtigen Rahmen aus Mensch-Computer Interaktion (MCI) zu wählen werden im folgenden Teil die gängigsten Methoden verglichen um somit auf eine oder die Kooperation aus mehreren MCI-Modellen und ihrem Methoden zurück zu greifen.</text:p>
      <text:p text:style-name="P4"/>
      <text:p text:style-name="P5">DIN EN ISO-9241</text:p>
      <text:p text:style-name="P5"/>
      <text:p text:style-name="P4">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4">Diese Norm bezieht sich hauptsächlich auf die Anforderungen von Nutzern anstatt auf die Nutzung einzugehen. Die ISO-9241 unterstützt durch Empfehlungen und vorgegebenen Vorgehensweisen beid er Entwichlung für individuelle Nutzergruppen und hilft ihre Anforderungen herauszuarbeiten. </text:p>
      <text:p text:style-name="P4">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text:p>
      <text:p text:style-name="P4">Durch ihre hohe Flexibilität und die Entwicklung nahe am Benutzer wird die DIN EN ISO-9241 in der Entwicklung der Parkapp zur Hilfe gezogen.</text:p>
      <text:p text:style-name="P4"/>
      <text:p text:style-name="P1"><text:span text:style-name="T1">Im methodischen Rahmen dieses Projektes wird das ISO EN DIN 9241-210 als Vorgehensmodell verwendet. Im Zuge dessen werden Stakeholder festgestellt, definiert und daraufhin analysiert. Diese Analyse besteht aus der Erstellung von User Profiles sowie die daraus entstehenden Personaes. Das Ergebnis dieses Vorgehens sollen weitere ergänzende Anforderungen sein. Diese Anforderungen werden schließlich mit den vorangegangenen Anforderungen evalui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5-11-22T15:12:08.45</dc:date>
    <meta:editing-duration>PT3H32M55S</meta:editing-duration>
    <meta:editing-cycles>4</meta:editing-cycles>
    <meta:generator>OpenOffice/4.1.1$Win32 OpenOffice.org_project/411m6$Build-9775</meta:generator>
    <meta:document-statistic meta:table-count="0" meta:image-count="0" meta:object-count="0" meta:page-count="1" meta:paragraph-count="9" meta:word-count="289" meta:character-count="2084"/>
    <dc:creator>Bernd SChenider</dc:creator>
  </office:meta>
</office:document-meta>
</file>